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2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3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4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0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1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5" style:family="graphic" style:parent-style-name="standard">
      <style:graphic-properties draw:ole-draw-aspect="1" style:protect="siz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0.387cm" svg:height="0cm" svg:x="2.538cm" svg:y="0.93cm" svg:viewBox="0 0 388 0" draw:points="0,0 388,0">
            <text:p/>
          </draw:polygon>
          <draw:g>
            <draw:polygon draw:style-name="gr2" draw:text-style-name="P1" draw:layer="layout" svg:width="0.387cm" svg:height="0cm" svg:x="1.934cm" svg:y="0.809cm" svg:viewBox="0 0 388 0" draw:points="0,0 388,0">
              <text:p/>
            </draw:polygon>
            <draw:polygon draw:style-name="gr3" draw:text-style-name="P1" draw:layer="layout" svg:width="0.387cm" svg:height="0cm" svg:x="1.934cm" svg:y="1.049cm" svg:viewBox="0 0 388 0" draw:points="0,0 388,0">
              <text:p/>
            </draw:polygon>
            <draw:path draw:style-name="gr4" draw:text-style-name="P1" draw:layer="layout" svg:width="0.123cm" svg:height="0.452cm" svg:x="2.231cm" svg:y="0.704cm" svg:viewBox="0 0 124 453" svg:d="m0 0c76 48 124 131 124 229 0 95-45 176-117 224">
              <text:p/>
            </draw:path>
          </draw:g>
          <draw:path draw:style-name="gr5" draw:text-style-name="P1" draw:layer="layout" svg:width="0.305cm" svg:height="0.222cm" svg:x="2.238cm" svg:y="0.709cm" svg:viewBox="0 0 306 223" svg:d="m0 0c147 0 267 91 306 223">
            <text:p/>
          </draw:path>
          <draw:path draw:style-name="gr6" draw:text-style-name="P1" draw:layer="layout" svg:width="-0.305cm" svg:height="-0.222cm" svg:x="2.545cm" svg:y="1.151cm" svg:viewBox="0 0 -306 -223" svg:d="m306 0c-147 0-267 91-306 223">
            <text:p/>
          </draw:path>
          <draw:polygon draw:style-name="gr7" draw:text-style-name="P1" draw:layer="layout" svg:width="0.432cm" svg:height="0.001cm" svg:x="1.929cm" svg:y="0.92cm" svg:viewBox="0 0 433 2" draw:points="0,2 433,0">
            <text:p/>
          </draw:polygon>
        </draw:g>
        <draw:g>
          <draw:polygon draw:style-name="gr8" draw:text-style-name="P1" draw:layer="layout" svg:width="0.377cm" svg:height="0cm" svg:x="5.267cm" svg:y="0.781cm" svg:viewBox="0 0 378 0" draw:points="0,0 378,0">
            <text:p/>
          </draw:polygon>
          <draw:polygon draw:style-name="gr9" draw:text-style-name="P1" draw:layer="layout" svg:width="0.377cm" svg:height="0cm" svg:x="5.264cm" svg:y="1.046cm" svg:viewBox="0 0 378 0" draw:points="0,0 378,0">
            <text:p/>
          </draw:polygon>
          <draw:polygon draw:style-name="gr10" draw:text-style-name="P1" draw:layer="layout" svg:width="0.393cm" svg:height="0cm" svg:x="6.063cm" svg:y="0.92cm" svg:viewBox="0 0 394 0" draw:points="0,0 394,0">
            <text:p/>
          </draw:polygon>
          <draw:path draw:style-name="gr11" draw:text-style-name="P1" draw:layer="layout" svg:width="0.412cm" svg:height="0.449cm" svg:x="5.655cm" svg:y="0.693cm" svg:viewBox="0 0 413 450" svg:d="m205 0c104 0 208 112 208 224s-104 226-208 226h-205v-450z">
            <text:p/>
          </draw:path>
          <draw:polygon draw:style-name="gr12" draw:text-style-name="P1" draw:layer="layout" svg:width="0cm" svg:height="0cm" svg:x="5.655cm" svg:y="0.693cm" svg:viewBox="0 0 0 0" draw:points="0,0">
            <text:p/>
          </draw:polygon>
          <draw:polygon draw:style-name="gr13" draw:text-style-name="P1" draw:layer="layout" svg:width="0cm" svg:height="0cm" svg:x="6.067cm" svg:y="1.143cm" svg:viewBox="0 0 0 0" draw:points="0,0">
            <text:p/>
          </draw:polygon>
          <draw:polygon draw:style-name="gr14" draw:text-style-name="P1" draw:layer="layout" svg:width="0.377cm" svg:height="0cm" svg:x="5.267cm" svg:y="0.916cm" svg:viewBox="0 0 378 0" draw:points="0,0 378,0">
            <text:p/>
          </draw:polygon>
        </draw:g>
        <draw:frame draw:style-name="gr15" draw:layer="layout" svg:width="0.353cm" svg:height="0.237cm" svg:x="1.517cm" svg:y="0.62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5" draw:layer="layout" svg:width="0.355cm" svg:height="0.237cm" svg:x="1.543cm" svg:y="0.79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5" draw:layer="layout" svg:width="0.362cm" svg:height="0.237cm" svg:x="1.543cm" svg:y="0.94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5" draw:layer="layout" svg:width="1.156cm" svg:height="0.237cm" svg:x="6.035cm" svg:y="0.6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5" draw:layer="layout" svg:width="1.376cm" svg:height="0.237cm" svg:x="2.627cm" svg:y="0.62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5" draw:layer="layout" svg:width="1.41cm" svg:height="2.214cm" svg:x="1.905cm" svg:y="1.269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5" draw:layer="layout" svg:width="1.41cm" svg:height="2.214cm" svg:x="5.286cm" svg:y="1.27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6" draw:text-style-name="P2" draw:layer="layout" svg:width="2.085cm" svg:height="0.911cm" svg:x="6.633cm" svg:y="1.214cm">
          <draw:text-box>
            <text:p><text:span text:style-name="T1">ضرب گیٹ</text:span></text:p>
          </draw:text-box>
        </draw:frame>
        <draw:frame draw:style-name="gr16" draw:text-style-name="P2" draw:layer="layout" svg:width="1.806cm" svg:height="0.911cm" svg:x="0.328cm" svg:y="1.223cm">
          <draw:text-box>
            <text:p><text:span text:style-name="T1">جمع گیٹ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2-11-13T08:32:50</dc:date>
    <dc:creator>kkk </dc:creator>
    <meta:editing-duration>PT7H45M19S</meta:editing-duration>
    <meta:editing-cycles>26</meta:editing-cycles>
    <meta:generator>LibreOffice/3.3$Linux LibreOffice_project/330m19$Build-401</meta:generator>
    <meta:document-statistic meta:object-count="26"/>
  </office:meta>
</office:document-meta>
</file>

<file path=Object 1/content.xml><?xml version="1.0" encoding="utf-8"?>
<math xmlns="http://www.w3.org/1998/Math/MathML">
  <semantics>
    <mrow>
      <mi>A</mi>
    </mrow>
    <annotation encoding="StarMath 5.0">A</annotation>
  </semantics>
</math>
</file>

<file path=Object 2/content.xml><?xml version="1.0" encoding="utf-8"?>
<math xmlns="http://www.w3.org/1998/Math/MathML">
  <semantics>
    <mrow>
      <mi>B</mi>
    </mrow>
    <annotation encoding="StarMath 5.0">B</annotation>
  </semantics>
</math>
</file>

<file path=Object 3/content.xml><?xml version="1.0" encoding="utf-8"?>
<math xmlns="http://www.w3.org/1998/Math/MathML">
  <semantics>
    <mrow>
      <mi>C</mi>
    </mrow>
    <annotation encoding="StarMath 5.0">C</annotation>
  </semantics>
</math>
</file>

<file path=Object 4/content.xml><?xml version="1.0" encoding="utf-8"?>
<math xmlns="http://www.w3.org/1998/Math/MathML">
  <semantics>
    <mrow>
      <mrow>
        <mi>E</mi>
        <mo stretchy="false">=</mo>
        <mrow>
          <mrow>
            <mi>A</mi>
            <mo stretchy="false">⋅</mo>
            <mi>B</mi>
          </mrow>
          <mo stretchy="false">⋅</mo>
          <mi>C</mi>
        </mrow>
      </mrow>
    </mrow>
    <annotation encoding="StarMath 5.0">E=A cdot B cdot C</annotation>
  </semantics>
</math>
</file>

<file path=Object 5/content.xml><?xml version="1.0" encoding="utf-8"?>
<math xmlns="http://www.w3.org/1998/Math/MathML">
  <semantics>
    <mrow>
      <mrow>
        <mi>E</mi>
        <mo stretchy="false">=</mo>
        <mrow>
          <mrow>
            <mi>A</mi>
            <mo stretchy="false">+</mo>
            <mi>B</mi>
          </mrow>
          <mo stretchy="false">+</mo>
          <mi>C</mi>
        </mrow>
      </mrow>
    </mrow>
    <annotation encoding="StarMath 5.0">E=A + B + C</annotation>
  </semantics>
</math>
</file>

<file path=Object 7/content.xml><?xml version="1.0" encoding="utf-8"?>
<math xmlns="http://www.w3.org/1998/Math/MathML">
  <semantics>
    <mrow>
      <mtable>
        <mtr>
          <mtd>
            <mrow>
              <mi>A</mi>
              <mphantom>
                <mstyle>
                  <mrow>
                    <mrow>
                      <mn>0</mn>
                    </mrow>
                  </mrow>
                </mstyle>
              </mphantom>
              <mi>B</mi>
              <mphantom>
                <mstyle>
                  <mrow>
                    <mrow>
                      <mn>0</mn>
                    </mrow>
                  </mrow>
                </mstyle>
              </mphantom>
              <mi>C</mi>
              <mphantom>
                <mstyle>
                  <mrow>
                    <mrow>
                      <mn>0</mn>
                      <mi>'</mi>
                    </mrow>
                  </mrow>
                </mstyle>
              </mphantom>
              <mi>E</mi>
            </mrow>
          </mtd>
        </mtr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</mn>
                    </mrow>
                  </mrow>
                </mstyle>
              </mphantom>
              <mn>0</mn>
            </mrow>
          </mtd>
        </mtr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</mn>
                    </mrow>
                  </mrow>
                </mstyle>
              </mphantom>
              <mn>1</mn>
            </mrow>
          </mtd>
        </mtr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</mn>
                    </mrow>
                  </mrow>
                </mstyle>
              </mphantom>
              <mn>1</mn>
            </mrow>
          </mtd>
        </mtr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</mn>
                    </mrow>
                  </mrow>
                </mstyle>
              </mphantom>
              <mn>1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</mn>
                    </mrow>
                  </mrow>
                </mstyle>
              </mphantom>
              <mn>1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</mn>
                    </mrow>
                  </mrow>
                </mstyle>
              </mphantom>
              <mn>1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</mn>
                    </mrow>
                  </mrow>
                </mstyle>
              </mphantom>
              <mn>1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</mn>
                    </mrow>
                  </mrow>
                </mstyle>
              </mphantom>
              <mn>1</mn>
            </mrow>
          </mtd>
        </mtr>
      </mtable>
    </mrow>
    <annotation encoding="StarMath 5.0">stack{
A  phantom {0} B  phantom{0}  C phantom{0'} E #
0  phantom {0} 0  phantom {0} 0 phantom{00} 0 #
0  phantom {0} 0  phantom {0} 1 phantom{00} 1 #
0  phantom {0} 1  phantom {0} 0 phantom{00} 1 #
0  phantom {0} 1  phantom {0} 1 phantom{00} 1 #
1  phantom {0} 0  phantom {0} 0 phantom{00} 1 #
1  phantom {0} 0  phantom {0} 1 phantom{00} 1 #
1  phantom {0} 1  phantom {0} 0 phantom{00} 1 #
1  phantom {0} 1  phantom {0} 1 phantom{00} 1
}</annotation>
  </semantics>
</math>
</file>

<file path=Object 9/content.xml><?xml version="1.0" encoding="utf-8"?>
<math xmlns="http://www.w3.org/1998/Math/MathML">
  <semantics>
    <mrow>
      <mtable>
        <mtr>
          <mtd>
            <mrow>
              <mi>A</mi>
              <mphantom>
                <mstyle>
                  <mrow>
                    <mrow>
                      <mn>0</mn>
                    </mrow>
                  </mrow>
                </mstyle>
              </mphantom>
              <mi>B</mi>
              <mphantom>
                <mstyle>
                  <mrow>
                    <mrow>
                      <mn>0</mn>
                    </mrow>
                  </mrow>
                </mstyle>
              </mphantom>
              <mi>C</mi>
              <mphantom>
                <mstyle>
                  <mrow>
                    <mrow>
                      <mn>0</mn>
                      <mi>'</mi>
                    </mrow>
                  </mrow>
                </mstyle>
              </mphantom>
              <mi>E</mi>
            </mrow>
          </mtd>
        </mtr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</mn>
                    </mrow>
                  </mrow>
                </mstyle>
              </mphantom>
              <mn>0</mn>
            </mrow>
          </mtd>
        </mtr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</mn>
                    </mrow>
                  </mrow>
                </mstyle>
              </mphantom>
              <mn>0</mn>
            </mrow>
          </mtd>
        </mtr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</mn>
                    </mrow>
                  </mrow>
                </mstyle>
              </mphantom>
              <mn>0</mn>
            </mrow>
          </mtd>
        </mtr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</mn>
                    </mrow>
                  </mrow>
                </mstyle>
              </mphantom>
              <mn>0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</mn>
                    </mrow>
                  </mrow>
                </mstyle>
              </mphantom>
              <mn>0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</mn>
                    </mrow>
                  </mrow>
                </mstyle>
              </mphantom>
              <mn>0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</mn>
                    </mrow>
                  </mrow>
                </mstyle>
              </mphantom>
              <mn>0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</mn>
                    </mrow>
                  </mrow>
                </mstyle>
              </mphantom>
              <mn>1</mn>
            </mrow>
          </mtd>
        </mtr>
      </mtable>
    </mrow>
    <annotation encoding="StarMath 5.0">stack{
A  phantom {0} B  phantom{0}  C phantom{0'} E #
0  phantom {0} 0  phantom {0} 0 phantom{00} 0 #
0  phantom {0} 0  phantom {0} 1 phantom{00} 0 #
0  phantom {0} 1  phantom {0} 0 phantom{00} 0 #
0  phantom {0} 1  phantom {0} 1 phantom{00} 0 #
1  phantom {0} 0  phantom {0} 0 phantom{00} 0 #
1  phantom {0} 0  phantom {0} 1 phantom{00} 0 #
1  phantom {0} 1  phantom {0} 0 phantom{00} 0 #
1  phantom {0} 1  phantom {0} 1 phantom{00} 1
}</annotation>
  </semantics>
</math>
</file>